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111111" loext:opacity="100%" style:font-name="Ubuntu" fo:font-size="16pt" fo:font-weight="bold" officeooo:rsid="00199955" officeooo:paragraph-rsid="00199955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111111" loext:opacity="100%" style:font-name="Ubuntu" fo:font-size="16pt" fo:font-weight="bold" officeooo:rsid="001f9dd8" officeooo:paragraph-rsid="001f9dd8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111111" loext:opacity="100%" style:font-name="Ubuntu" fo:font-size="16pt" fo:font-weight="normal" officeooo:rsid="001a6b84" officeooo:paragraph-rsid="001a6b84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111111" loext:opacity="100%" style:font-name="Ubuntu" fo:font-size="16pt" fo:font-weight="normal" officeooo:rsid="001e17ae" officeooo:paragraph-rsid="001e17ae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111111" loext:opacity="100%" style:font-name="Ubuntu" fo:font-size="16pt" fo:font-weight="normal" officeooo:rsid="001f9dd8" officeooo:paragraph-rsid="00241f4b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111111" loext:opacity="100%" style:font-name="Ubuntu" fo:font-size="16pt" fo:font-weight="normal" officeooo:rsid="001f9dd8" officeooo:paragraph-rsid="001f9dd8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111111" loext:opacity="100%" style:font-name="Ubuntu" fo:font-size="16pt" fo:font-weight="normal" officeooo:rsid="0020db85" officeooo:paragraph-rsid="0020db85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111111" loext:opacity="100%" style:font-name="Ubuntu" fo:font-size="16pt" fo:font-weight="normal" officeooo:rsid="00220f40" officeooo:paragraph-rsid="00220f40" style:font-size-asian="16pt" style:font-weight-asian="normal" style:font-size-complex="16pt" style:font-weight-complex="normal"/>
    </style:style>
    <style:style style:name="T1" style:family="text">
      <style:text-properties officeooo:rsid="0020d5a7"/>
    </style:style>
    <style:style style:name="T2" style:family="text">
      <style:text-properties officeooo:rsid="0020db85"/>
    </style:style>
    <style:style style:name="T3" style:family="text">
      <style:text-properties officeooo:rsid="00220f40"/>
    </style:style>
    <style:style style:name="T4" style:family="text">
      <style:text-properties officeooo:rsid="00241f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ES JOAN <text:s/>RAMIS I RAMIS</text:p>
      <text:p text:style-name="P1"/>
      <text:p text:style-name="P1"/>
      <text:p text:style-name="P3">J<text:span text:style-name="T4">orge</text:span> Franco <text:span text:style-name="T4">Goncalbes</text:span></text:p>
      <text:p text:style-name="P3"/>
      <text:p text:style-name="P4">Subgerent de la Fabrica Xerox de Menorca</text:p>
      <text:p text:style-name="P4"/>
      <text:p text:style-name="P5">Carrer <text:span text:style-name="T4">Lluisa Maria</text:span> <text:span text:style-name="T4">33<text:tab/></text:span></text:p>
      <text:p text:style-name="P6"/>
      <text:p text:style-name="P6">Menorca</text:p>
      <text:p text:style-name="P6"/>
      <text:p text:style-name="P6"/>
      <text:p text:style-name="P6">Senyor,</text:p>
      <text:p text:style-name="P6">Ens agradaria fer-lis la comanda de dues impresores multifuncio <text:span text:style-name="T1">pel nostre institut, </text:span><text:span text:style-name="T3">IES Joan Ramis I Ramis.</text:span></text:p>
      <text:p text:style-name="P6"/>
      <text:p text:style-name="P6"/>
      <text:p text:style-name="P6"><text:line-break/><text:line-break/>*<text:span text:style-name="T2">signatura*</text:span></text:p>
      <text:p text:style-name="P6"/>
      <text:p text:style-name="P2"/>
      <text:p text:style-name="P2"/>
      <text:p text:style-name="P7">Josep Riuavets Triay</text:p>
      <text:p text:style-name="P7"/>
      <text:p text:style-name="P8">Maó, 28/11/2023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0:24:12.638009924</meta:creation-date>
    <dc:date>2023-11-29T09:38:32.715775452</dc:date>
    <meta:editing-duration>PT21M50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44" meta:character-count="278" meta:non-whitespace-character-count="240"/>
  </office:meta>
</office:document-meta>
</file>